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.655cm" fo:min-width="1.278cm" draw:shadow-opacity="0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333cm" svg:height="1.015cm" svg:x="4.937cm" svg:y="1.127cm" svg:viewBox="0 0 5334 1016" svg:d="M0 1016v-1016h1778v1016zM3556 1016v-1016h1778v1016zM1778 1016v-1016h1778v1016z">
          <text:p/>
        </draw:path>
        <draw:path draw:style-name="gr1" draw:text-style-name="P1" draw:layer="layout" svg:width="5.333cm" svg:height="1.015cm" svg:x="4.937cm" svg:y="2.524cm" svg:viewBox="0 0 5334 1016" svg:d="M0 1016v-1016h1778v1016zM3556 1016v-1016h1778v1016zM1778 1016v-1016h1778v1016z">
          <text:p/>
        </draw:path>
        <draw:path draw:style-name="gr1" draw:text-style-name="P1" draw:layer="layout" svg:width="5.333cm" svg:height="1.015cm" svg:x="10.906cm" svg:y="5.064cm" svg:viewBox="0 0 5334 1016" svg:d="M0 1016v-1016h1778v1016zM3556 1016v-1016h1778v1016zM1778 1016v-1016h1778v1016z">
          <text:p/>
        </draw:path>
        <draw:line draw:style-name="gr2" draw:text-style-name="P2" draw:layer="layout" svg:x1="11.668cm" svg:y1="2.143cm" svg:x2="11.668cm" svg:y2="5.064cm">
          <text:p/>
        </draw:line>
        <draw:frame draw:style-name="gr3" draw:text-style-name="P4" draw:layer="layout" svg:width="1.778cm" svg:height="1.016cm" svg:x="4.937cm" svg:y="1.127cm">
          <draw:text-box>
            <text:p text:style-name="P3"><text:s/><text:span text:style-name="T1">A0</text:span></text:p>
          </draw:text-box>
        </draw:frame>
        <draw:frame draw:style-name="gr3" draw:text-style-name="P4" draw:layer="layout" svg:width="1.778cm" svg:height="1.016cm" svg:x="6.715cm" svg:y="1.127cm">
          <draw:text-box>
            <text:p text:style-name="P3"><text:s/><text:span text:style-name="T1">A1</text:span></text:p>
          </draw:text-box>
        </draw:frame>
        <draw:frame draw:style-name="gr3" draw:text-style-name="P4" draw:layer="layout" svg:width="1.778cm" svg:height="1.016cm" svg:x="8.493cm" svg:y="1.127cm">
          <draw:text-box>
            <text:p text:style-name="P3"><text:s/>A2</text:p>
          </draw:text-box>
        </draw:frame>
        <draw:frame draw:style-name="gr3" draw:text-style-name="P4" draw:layer="layout" svg:width="1.778cm" svg:height="1.016cm" svg:x="10.906cm" svg:y="5.064cm">
          <draw:text-box>
            <text:p text:style-name="P3"><text:s/>R0</text:p>
          </draw:text-box>
        </draw:frame>
        <draw:frame draw:style-name="gr3" draw:text-style-name="P4" draw:layer="layout" svg:width="1.778cm" svg:height="1.016cm" svg:x="12.684cm" svg:y="5.064cm">
          <draw:text-box>
            <text:p text:style-name="P3"><text:s/>R1</text:p>
          </draw:text-box>
        </draw:frame>
        <draw:frame draw:style-name="gr3" draw:text-style-name="P4" draw:layer="layout" svg:width="1.778cm" svg:height="1.016cm" svg:x="14.462cm" svg:y="5.064cm">
          <draw:text-box>
            <text:p text:style-name="P3"><text:s/>R2</text:p>
          </draw:text-box>
        </draw:frame>
        <draw:frame draw:style-name="gr3" draw:text-style-name="P4" draw:layer="layout" svg:width="1.778cm" svg:height="1.016cm" svg:x="4.937cm" svg:y="2.524cm">
          <draw:text-box>
            <text:p text:style-name="P3"><text:s/>B0</text:p>
          </draw:text-box>
        </draw:frame>
        <draw:frame draw:style-name="gr3" draw:text-style-name="P4" draw:layer="layout" svg:width="1.778cm" svg:height="1.016cm" svg:x="6.715cm" svg:y="2.524cm">
          <draw:text-box>
            <text:p text:style-name="P3"><text:s/>B1</text:p>
          </draw:text-box>
        </draw:frame>
        <draw:frame draw:style-name="gr3" draw:text-style-name="P4" draw:layer="layout" svg:width="1.778cm" svg:height="1.016cm" svg:x="8.493cm" svg:y="2.524cm">
          <draw:text-box>
            <text:p text:style-name="P3"><text:s/><text:span text:style-name="T1">B2</text:span></text:p>
          </draw:text-box>
        </draw:frame>
        <draw:polygon draw:style-name="gr1" draw:text-style-name="P1" draw:layer="layout" svg:width="1.777cm" svg:height="1.015cm" svg:x="10.779cm" svg:y="1.127cm" svg:viewBox="0 0 1778 1016" draw:points="0,1016 0,0 1778,0 1778,1016">
          <text:p/>
        </draw:polygon>
        <draw:polygon draw:style-name="gr1" draw:text-style-name="P1" draw:layer="layout" svg:width="1.777cm" svg:height="1.015cm" svg:x="12.557cm" svg:y="1.127cm" svg:viewBox="0 0 1778 1016" draw:points="0,1016 0,0 1778,0 1778,1016">
          <text:p/>
        </draw:polygon>
        <draw:frame draw:style-name="gr3" draw:text-style-name="P4" draw:layer="layout" svg:width="1.778cm" svg:height="1.016cm" svg:x="10.779cm" svg:y="1.127cm">
          <draw:text-box>
            <text:p text:style-name="P3"><text:s/><text:span text:style-name="T2">I0(A0)</text:span></text:p>
          </draw:text-box>
        </draw:frame>
        <draw:frame draw:style-name="gr3" draw:text-style-name="P4" draw:layer="layout" svg:width="1.778cm" svg:height="1.016cm" svg:x="12.557cm" svg:y="1.127cm">
          <draw:text-box>
            <text:p text:style-name="P3"><text:s/><text:span text:style-name="T2">I1(A1)</text:span></text:p>
          </draw:text-box>
        </draw:frame>
        <draw:polygon draw:style-name="gr1" draw:text-style-name="P1" draw:layer="layout" svg:width="1.777cm" svg:height="1.015cm" svg:x="14.462cm" svg:y="2.524cm" svg:viewBox="0 0 1778 1016" draw:points="0,1016 0,0 1778,0 1778,1016">
          <text:p/>
        </draw:polygon>
        <draw:frame draw:style-name="gr3" draw:text-style-name="P4" draw:layer="layout" svg:width="1.778cm" svg:height="1.016cm" svg:x="14.462cm" svg:y="2.524cm">
          <draw:text-box>
            <text:p text:style-name="P3"><text:s/><text:span text:style-name="T2">I3(B2)</text:span></text:p>
          </draw:text-box>
        </draw:frame>
        <draw:line draw:style-name="gr2" draw:text-style-name="P2" draw:layer="layout" svg:x1="13.446cm" svg:y1="2.143cm" svg:x2="13.446cm" svg:y2="5.064cm">
          <text:p/>
        </draw:line>
        <draw:line draw:style-name="gr2" draw:text-style-name="P2" draw:layer="layout" svg:x1="15.351cm" svg:y1="3.54cm" svg:x2="15.351cm" svg:y2="5.0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20:58:32.571664313</meta:creation-date>
    <dc:date>2015-04-23T17:07:15.849017049</dc:date>
    <meta:editing-duration>PT37M16S</meta:editing-duration>
    <meta:editing-cycles>4</meta:editing-cycles>
    <meta:generator>LibreOffice/4.4.2.2$Linux_X86_64 LibreOffice_project/40m0$Build-2</meta:generator>
    <meta:document-statistic meta:object-count="21"/>
  </office:meta>
</office:document-meta>
</file>